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.755cm" svg:height="12.245cm" svg:x="6.993cm" svg:y="0.186cm">
            <draw:object draw:notify-on-update-of-ranges="Hoja1.A2:Hoja1.A28 Hoja1.B1:Hoja1.B1 Hoja1.B2:Hoja1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manio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01599" calcext:value-type="float">
            <text:p>0,301599</text:p>
          </table:table-cell>
        </table:table-row>
        <table:table-row table:style-name="ro1">
          <table:table-cell office:value-type="float" office:value="26900" calcext:value-type="float">
            <text:p>26900</text:p>
          </table:table-cell>
          <table:table-cell office:value-type="float" office:value="0.548447" calcext:value-type="float">
            <text:p>0,548447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0.860261" calcext:value-type="float">
            <text:p>0,860261</text:p>
          </table:table-cell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1.24357" calcext:value-type="float">
            <text:p>1,24357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1.71462" calcext:value-type="float">
            <text:p>1,71462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2.29191" calcext:value-type="float">
            <text:p>2,29191</text:p>
          </table:table-cell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float" office:value="2.91343" calcext:value-type="float">
            <text:p>2,91343</text:p>
          </table:table-cell>
        </table:table-row>
        <table:table-row table:style-name="ro1">
          <table:table-cell office:value-type="float" office:value="68300" calcext:value-type="float">
            <text:p>68300</text:p>
          </table:table-cell>
          <table:table-cell office:value-type="float" office:value="3.5285" calcext:value-type="float">
            <text:p>3,5285</text:p>
          </table:table-cell>
        </table:table-row>
        <table:table-row table:style-name="ro1">
          <table:table-cell office:value-type="float" office:value="75200" calcext:value-type="float">
            <text:p>75200</text:p>
          </table:table-cell>
          <table:table-cell office:value-type="float" office:value="4.33791" calcext:value-type="float">
            <text:p>4,33791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5.13381" calcext:value-type="float">
            <text:p>5,13381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5.99073" calcext:value-type="float">
            <text:p>5,99073</text:p>
          </table:table-cell>
        </table:table-row>
        <table:table-row table:style-name="ro1">
          <table:table-cell office:value-type="float" office:value="95900" calcext:value-type="float">
            <text:p>95900</text:p>
          </table:table-cell>
          <table:table-cell office:value-type="float" office:value="7.00642" calcext:value-type="float">
            <text:p>7,00642</text:p>
          </table:table-cell>
        </table:table-row>
        <table:table-row table:style-name="ro1">
          <table:table-cell office:value-type="float" office:value="102800" calcext:value-type="float">
            <text:p>102800</text:p>
          </table:table-cell>
          <table:table-cell office:value-type="float" office:value="8.05786" calcext:value-type="float">
            <text:p>8,05786</text:p>
          </table:table-cell>
        </table:table-row>
        <table:table-row table:style-name="ro1">
          <table:table-cell office:value-type="float" office:value="109700" calcext:value-type="float">
            <text:p>109700</text:p>
          </table:table-cell>
          <table:table-cell office:value-type="float" office:value="9.14771" calcext:value-type="float">
            <text:p>9,14771</text:p>
          </table:table-cell>
        </table:table-row>
        <table:table-row table:style-name="ro1">
          <table:table-cell office:value-type="float" office:value="116600" calcext:value-type="float">
            <text:p>116600</text:p>
          </table:table-cell>
          <table:table-cell office:value-type="float" office:value="10.4899" calcext:value-type="float">
            <text:p>10,4899</text:p>
          </table:table-cell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11.6591" calcext:value-type="float">
            <text:p>11,6591</text:p>
          </table:table-cell>
        </table:table-row>
        <table:table-row table:style-name="ro1">
          <table:table-cell office:value-type="float" office:value="130400" calcext:value-type="float">
            <text:p>130400</text:p>
          </table:table-cell>
          <table:table-cell office:value-type="float" office:value="13.1571" calcext:value-type="float">
            <text:p>13,1571</text:p>
          </table:table-cell>
        </table:table-row>
        <table:table-row table:style-name="ro1">
          <table:table-cell office:value-type="float" office:value="137300" calcext:value-type="float">
            <text:p>137300</text:p>
          </table:table-cell>
          <table:table-cell office:value-type="float" office:value="14.6865" calcext:value-type="float">
            <text:p>14,6865</text:p>
          </table:table-cell>
        </table:table-row>
        <table:table-row table:style-name="ro1">
          <table:table-cell office:value-type="float" office:value="144200" calcext:value-type="float">
            <text:p>144200</text:p>
          </table:table-cell>
          <table:table-cell office:value-type="float" office:value="16.217" calcext:value-type="float">
            <text:p>16,217</text:p>
          </table:table-cell>
        </table:table-row>
        <table:table-row table:style-name="ro1">
          <table:table-cell office:value-type="float" office:value="151100" calcext:value-type="float">
            <text:p>151100</text:p>
          </table:table-cell>
          <table:table-cell office:value-type="float" office:value="18.1614" calcext:value-type="float">
            <text:p>18,1614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19.618" calcext:value-type="float">
            <text:p>19,618</text:p>
          </table:table-cell>
        </table:table-row>
        <table:table-row table:style-name="ro1">
          <table:table-cell office:value-type="float" office:value="164900" calcext:value-type="float">
            <text:p>164900</text:p>
          </table:table-cell>
          <table:table-cell office:value-type="float" office:value="21.5898" calcext:value-type="float">
            <text:p>21,5898</text:p>
          </table:table-cell>
        </table:table-row>
        <table:table-row table:style-name="ro1">
          <table:table-cell office:value-type="float" office:value="171800" calcext:value-type="float">
            <text:p>171800</text:p>
          </table:table-cell>
          <table:table-cell office:value-type="float" office:value="24.3502" calcext:value-type="float">
            <text:p>24,3502</text:p>
          </table:table-cell>
        </table:table-row>
        <table:table-row table:style-name="ro1">
          <table:table-cell office:value-type="float" office:value="178700" calcext:value-type="float">
            <text:p>178700</text:p>
          </table:table-cell>
          <table:table-cell office:value-type="float" office:value="26.0664" calcext:value-type="float">
            <text:p>26,0664</text:p>
          </table:table-cell>
        </table:table-row>
        <table:table-row table:style-name="ro1">
          <table:table-cell office:value-type="float" office:value="185600" calcext:value-type="float">
            <text:p>185600</text:p>
          </table:table-cell>
          <table:table-cell office:value-type="float" office:value="27.9036" calcext:value-type="float">
            <text:p>27,9036</text:p>
          </table:table-cell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30.432" calcext:value-type="float">
            <text:p>30,432</text:p>
          </table:table-cell>
        </table:table-row>
        <table:table-row table:style-name="ro1">
          <table:table-cell office:value-type="float" office:value="199400" calcext:value-type="float">
            <text:p>199400</text:p>
          </table:table-cell>
          <table:table-cell office:value-type="float" office:value="32.3792" calcext:value-type="float">
            <text:p>32,37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8:37:19.2272049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8:20:22.805237949</meta:creation-date>
    <meta:generator>LibreOffice/6.4.7.2$Linux_X86_64 LibreOffice_project/40$Build-2</meta:generator>
    <dc:date>2022-03-25T18:45:36.445221092</dc:date>
    <meta:editing-duration>PT24M51S</meta:editing-duration>
    <meta:editing-cycles>2</meta:editing-cycles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56cm" svg:height="12.246cm" xlink:href=".." xlink:type="simple" chart:class="chart:scatter" chart:style-name="ch1">
        <chart:title svg:x="8.85cm" svg:y="0.38cm" chart:style-name="ch2">
          <text:p>Eficiencia Inserción</text:p>
        </chart:title>
        <chart:legend chart:legend-position="end" svg:x="17.263cm" svg:y="5.575cm" style:legend-expansion="high" chart:style-name="ch3"/>
        <chart:plot-area chart:style-name="ch4" table:cell-range-address="Hoja1.A2:Hoja1.B28 Hoja1.B1:Hoja1.B1" chart:data-source-has-labels="row" svg:x="1.446cm" svg:y="1.403cm" svg:width="15.382cm" svg:height="9.618cm">
          <chartooo:coordinate-region svg:x="2.067cm" svg:y="1.602cm" svg:width="14.204cm" svg:height="8.772cm"/>
          <chart:axis chart:dimension="x" chart:name="primary-x" chart:style-name="ch5">
            <chart:title svg:x="8.445cm" svg:y="11.265cm" chart:style-name="ch6">
              <text:p>Tamanio</text:p>
            </chart:title>
          </chart:axis>
          <chart:axis chart:dimension="y" chart:name="primary-y" chart:style-name="ch5">
            <chart:title svg:x="0.451cm" svg:y="6.812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28" chart:label-cell-address="Hoja1.B1:Hoja1.B1" chart:class="chart:scatter">
            <chart:domain table:cell-range-address="Hoja1.A2:Hoja1.A28"/>
            <chart:regression-curve chart:style-name="ch10">
              <chart:equation chart:display-equation="true" chart:display-r-square="true"/>
            </chart:regression-curve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">
                <text:p>20000</text:p>
                <draw:g>
                  <svg:desc>Hoja1.A2:Hoja1.A28</svg:desc>
                </draw:g>
              </table:table-cell>
              <table:table-cell office:value-type="float" office:value="0.301599">
                <text:p>0.301599</text:p>
                <draw:g>
                  <svg:desc>Hoja1.B2:Hoja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900">
                <text:p>26900</text:p>
              </table:table-cell>
              <table:table-cell office:value-type="float" office:value="0.548447">
                <text:p>0.548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800">
                <text:p>33800</text:p>
              </table:table-cell>
              <table:table-cell office:value-type="float" office:value="0.860261">
                <text:p>0.860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700">
                <text:p>40700</text:p>
              </table:table-cell>
              <table:table-cell office:value-type="float" office:value="1.24357">
                <text:p>1.24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600">
                <text:p>47600</text:p>
              </table:table-cell>
              <table:table-cell office:value-type="float" office:value="1.71462">
                <text:p>1.71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00">
                <text:p>54500</text:p>
              </table:table-cell>
              <table:table-cell office:value-type="float" office:value="2.29191">
                <text:p>2.29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400">
                <text:p>61400</text:p>
              </table:table-cell>
              <table:table-cell office:value-type="float" office:value="2.91343">
                <text:p>2.91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00">
                <text:p>68300</text:p>
              </table:table-cell>
              <table:table-cell office:value-type="float" office:value="3.5285">
                <text:p>3.5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200">
                <text:p>75200</text:p>
              </table:table-cell>
              <table:table-cell office:value-type="float" office:value="4.33791">
                <text:p>4.33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100">
                <text:p>82100</text:p>
              </table:table-cell>
              <table:table-cell office:value-type="float" office:value="5.13381">
                <text:p>5.13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000">
                <text:p>89000</text:p>
              </table:table-cell>
              <table:table-cell office:value-type="float" office:value="5.99073">
                <text:p>5.99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900">
                <text:p>95900</text:p>
              </table:table-cell>
              <table:table-cell office:value-type="float" office:value="7.00642">
                <text:p>7.00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800">
                <text:p>102800</text:p>
              </table:table-cell>
              <table:table-cell office:value-type="float" office:value="8.05786">
                <text:p>8.05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700">
                <text:p>109700</text:p>
              </table:table-cell>
              <table:table-cell office:value-type="float" office:value="9.14771">
                <text:p>9.14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600">
                <text:p>116600</text:p>
              </table:table-cell>
              <table:table-cell office:value-type="float" office:value="10.4899">
                <text:p>10.4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500">
                <text:p>123500</text:p>
              </table:table-cell>
              <table:table-cell office:value-type="float" office:value="11.6591">
                <text:p>11.6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400">
                <text:p>130400</text:p>
              </table:table-cell>
              <table:table-cell office:value-type="float" office:value="13.1571">
                <text:p>13.1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300">
                <text:p>137300</text:p>
              </table:table-cell>
              <table:table-cell office:value-type="float" office:value="14.6865">
                <text:p>14.6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200">
                <text:p>144200</text:p>
              </table:table-cell>
              <table:table-cell office:value-type="float" office:value="16.217">
                <text:p>16.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100">
                <text:p>151100</text:p>
              </table:table-cell>
              <table:table-cell office:value-type="float" office:value="18.1614">
                <text:p>18.1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000">
                <text:p>158000</text:p>
              </table:table-cell>
              <table:table-cell office:value-type="float" office:value="19.618">
                <text:p>19.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900">
                <text:p>164900</text:p>
              </table:table-cell>
              <table:table-cell office:value-type="float" office:value="21.5898">
                <text:p>21.58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800">
                <text:p>171800</text:p>
              </table:table-cell>
              <table:table-cell office:value-type="float" office:value="24.3502">
                <text:p>24.3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700">
                <text:p>178700</text:p>
              </table:table-cell>
              <table:table-cell office:value-type="float" office:value="26.0664">
                <text:p>26.0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5600">
                <text:p>185600</text:p>
              </table:table-cell>
              <table:table-cell office:value-type="float" office:value="27.9036">
                <text:p>27.9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2500">
                <text:p>192500</text:p>
              </table:table-cell>
              <table:table-cell office:value-type="float" office:value="30.432">
                <text:p>30.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400">
                <text:p>199400</text:p>
              </table:table-cell>
              <table:table-cell office:value-type="float" office:value="32.3792">
                <text:p>32.3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